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cc" draw:fill-hatch-solid="true" draw:textarea-horizontal-align="justify" draw:textarea-vertical-align="middle" draw:auto-grow-height="false" fo:min-height="4.322cm" fo:min-width="2.167cm"/>
    </style:style>
    <style:style style:name="gr4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2.163cm" fo:min-width="11.527cm"/>
    </style:style>
    <style:style style:name="gr5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2.271cm" fo:min-width="11.8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558cm" fo:min-width="2.034cm"/>
    </style:style>
    <style:style style:name="gr8" style:family="graphic" style:parent-style-name="standard">
      <style:graphic-properties svg:stroke-color="#0000ff" draw:marker-start="Symmetric_20_Arrow" draw:marker-start-width="0.381cm" draw:marker-end="Symmetric_20_Arrow" draw:marker-end-width="0.381cm" draw:textarea-vertical-align="middle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solid" draw:fill-color="#ffffcc" draw:fill-hatch-solid="tru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00ff"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1.884cm" svg:height="0.839cm" svg:x="4.754cm" svg:y="4.445cm">
          <draw:text-box>
            <text:p text:style-name="P1"><text:span text:style-name="T1">proxyfd</text:span><text:span text:style-name="T2"> = evl_new_proxy(</text:span><text:span text:style-name="T3">targetfd</text:span><text:span text:style-name="T2">, </text:span><text:span text:style-name="T3">0</text:span><text:span text:style-name="T2">, </text:span><text:span text:style-name="T3">0</text:span><text:span text:style-name="T2">, “</text:span><text:span text:style-name="T3">name</text:span><text:span text:style-name="T2">”);</text:span></text:p>
          </draw:text-box>
        </draw:frame>
        <draw:frame draw:style-name="gr2" draw:text-style-name="P2" draw:layer="layout" svg:width="10.869cm" svg:height="0.839cm" svg:x="4.874cm" svg:y="15.889cm">
          <draw:text-box>
            <text:p text:style-name="P1"><text:span text:style-name="T2">ptr = mmap(..., MAP_SHARED, </text:span><text:span text:style-name="T1">proxyfd</text:span><text:span text:style-name="T2">, ...);</text:span></text:p>
          </draw:text-box>
        </draw:frame>
        <draw:custom-shape draw:style-name="gr3" draw:text-style-name="P3" draw:layer="layout" svg:width="2.667cm" svg:height="4.572cm" svg:x="8.927cm" svg:y="8.37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869cm" svg:height="1.433cm" svg:x="9.333cm" svg:y="10.07cm">
          <draw:text-box>
            <text:p text:style-name="P4"><text:span text:style-name="T4">Shared</text:span></text:p>
            <text:p text:style-name="P4"><text:span text:style-name="T4"><text:s/></text:span><text:span text:style-name="T4">memory</text:span></text:p>
            <text:p text:style-name="P4"><text:span text:style-name="T4">area</text:span></text:p>
          </draw:text-box>
        </draw:frame>
        <draw:frame draw:style-name="gr1" draw:text-style-name="P2" xml:id="id2" draw:id="id2" draw:layer="layout" svg:width="10.604cm" svg:height="0.839cm" svg:x="4.874cm" svg:y="15.19cm">
          <draw:text-box>
            <text:p text:style-name="P1"><text:span text:style-name="T1">proxyfd</text:span><text:span text:style-name="T2"> = open(“/dev/evl/proxy/</text:span><text:span text:style-name="T3">name</text:span><text:span text:style-name="T2">”, ...);</text:span></text:p>
          </draw:text-box>
        </draw:frame>
        <draw:custom-shape draw:style-name="gr4" draw:text-style-name="P6" draw:layer="layout" svg:width="12.027cm" svg:height="2.413cm" svg:x="4.848cm" svg:y="14.7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329cm" svg:height="2.521cm" svg:x="4.5cm" svg:y="4.067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355cm" svg:height="0.962cm" svg:x="8.576cm" svg:y="3.105cm">
          <draw:text-box>
            <text:p text:style-name="P7"><text:span text:style-name="T5">Process A</text:span></text:p>
          </draw:text-box>
        </draw:frame>
        <draw:frame draw:style-name="gr6" draw:text-style-name="P8" draw:layer="layout" svg:width="3.408cm" svg:height="0.983cm" svg:x="8.676cm" svg:y="17.154cm">
          <draw:text-box>
            <text:p text:style-name="P7"><text:span text:style-name="T5">Process B</text:span></text:p>
          </draw:text-box>
        </draw:frame>
        <draw:frame draw:style-name="gr2" draw:text-style-name="P2" draw:layer="layout" svg:width="10.929cm" svg:height="0.839cm" svg:x="4.774cm" svg:y="5.342cm">
          <draw:text-box>
            <text:p text:style-name="P1"><text:span text:style-name="T2">ptr = mmap(..., MAP_SHARED, </text:span><text:span text:style-name="T3">targetfd</text:span><text:span text:style-name="T2">, ...);</text:span></text:p>
          </draw:text-box>
        </draw:frame>
        <draw:custom-shape draw:style-name="gr7" draw:text-style-name="P6" draw:layer="layout" svg:width="2.534cm" svg:height="1.808cm" svg:x="9.007cm" svg:y="12.95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608.28402366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2.534cm" svg:height="1.808cm" svg:x="9.008cm" svg:y="6.581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608.28402366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9" draw:layer="layout" svg:x1="16.638cm" svg:y1="4.864cm" svg:x2="15.478cm" svg:y2="15.609cm" draw:start-shape="id1" draw:end-shape="id2" draw:end-glue-point="1" svg:d="M16638 4864h500v10745h-1660" svg:viewBox="0 0 1661 107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11-12T20:59:55.827932570</meta:creation-date>
    <dc:date>2019-11-13T10:42:46.917338730</dc:date>
    <dc:creator>Philippe GERUM</dc:creator>
    <meta:editing-duration>PT13H42M47S</meta:editing-duration>
    <meta:editing-cycles>11</meta:editing-cycles>
    <meta:generator>LibreOffice/6.2.8.2$Linux_X86_64 LibreOffice_project/20$Build-2</meta:generator>
    <meta:document-statistic meta:object-count="13"/>
  </office:meta>
</office:document-meta>
</file>